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V_237_rgula" style:data-style-name="N35">
      <style:table-cell-properties fo:background-color="#FFFFFF"/>
      <style:text-properties fo:font-size="10pt" style:font-size-asian="10pt" style:font-size-complex="10pt"/>
    </style:style>
    <style:style style:name="ce3" style:family="table-cell" style:parent-style-name="V_237_rgula" style:data-style-name="N35">
      <style:table-cell-properties fo:background-color="#FFFFFF"/>
      <style:text-properties fo:color="#000000" fo:font-size="10pt" style:font-size-asian="10pt" style:font-size-complex="10pt"/>
    </style:style>
    <style:style style:name="ce4" style:family="table-cell" style:parent-style-name="V_237_rgula" style:data-style-name="N35">
      <style:table-cell-properties fo:background-color="#FFFFFF"/>
      <style:text-properties fo:color="#000000" fo:font-size="10pt" style:font-size-asian="10pt" style:font-size-complex="10pt" fo:font-weight="bold" style:font-weight-asian="bold" style:font-weight-complex="bold"/>
    </style:style>
    <style:style style:name="ce5" style:family="table-cell" style:parent-style-name="V_237_rgula" style:data-style-name="N35">
      <style:table-cell-properties fo:border-top="thin solid #000000" fo:border-bottom="thin solid #000000" fo:border-left="none" fo:border-right="none" fo:background-color="#FFFFFF"/>
      <style:text-properties fo:color="#000000" fo:font-size="10pt" style:font-size-asian="10pt" style:font-size-complex="10pt"/>
    </style:style>
    <style:style style:name="ce6" style:family="table-cell" style:parent-style-name="V_237_rgula" style:data-style-name="N35">
      <style:table-cell-properties fo:background-color="#FFFFFF"/>
      <style:text-properties fo:color="#FF0000" fo:font-size="10pt" style:font-size-asian="10pt" style:font-size-complex="10pt"/>
    </style:style>
    <style:style style:name="ce7" style:family="table-cell" style:parent-style-name="Default" style:data-style-name="N4">
      <style:text-properties fo:font-size="10pt" style:font-size-asian="10pt" style:font-size-complex="10pt"/>
    </style:style>
    <style:style style:name="ce8" style:family="table-cell" style:parent-style-name="Default" style:data-style-name="N4"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42">
      <style:text-properties fo:font-size="10pt" style:font-size-asian="10pt" style:font-size-complex="10p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1.4552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tru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9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QUADRO DOS PROFISSIONAIS DE EDUCAÇÃO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table:number-columns-repeated="6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UADRO DE APOIO A EDUCAÇAO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JORNADA DE 40 H SEMANAIS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01</text:p>
          </table:table-cell>
          <table:table-cell office:value-type="float" office:value="1127.5899999999999" table:style-name="ce10">
            <text:p><text:s/>1.127,59<text:s/></text:p>
          </table:table-cell>
          <table:table-cell office:value-type="float" office:value="1200.8900000000001" table:style-name="ce10">
            <text:p><text:s/>1.200,89<text:s/></text:p>
          </table:table-cell>
          <table:table-cell office:value-type="float" office:value="1278.93" table:style-name="ce10">
            <text:p><text:s/>1.278,93<text:s/></text:p>
          </table:table-cell>
          <table:table-cell office:value-type="float" office:value="1362.04" table:style-name="ce10">
            <text:p><text:s/>1.362,04<text:s/></text:p>
          </table:table-cell>
          <table:table-cell office:value-type="float" office:value="1450.6" table:style-name="ce10">
            <text:p><text:s/>1.450,60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02</text:p>
          </table:table-cell>
          <table:table-cell office:value-type="float" office:value="1200.8900000000001" table:style-name="ce10">
            <text:p><text:s/>1.200,89<text:s/></text:p>
          </table:table-cell>
          <table:table-cell office:value-type="float" office:value="1278.93" table:style-name="ce10">
            <text:p><text:s/>1.278,93<text:s/></text:p>
          </table:table-cell>
          <table:table-cell office:value-type="float" office:value="1362.04" table:style-name="ce10">
            <text:p><text:s/>1.362,04<text:s/></text:p>
          </table:table-cell>
          <table:table-cell office:value-type="float" office:value="1450.6" table:style-name="ce10">
            <text:p><text:s/>1.450,60<text:s/></text:p>
          </table:table-cell>
          <table:table-cell office:value-type="float" office:value="1544.9" table:style-name="ce10">
            <text:p><text:s/>1.544,90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03</text:p>
          </table:table-cell>
          <table:table-cell office:value-type="float" office:value="1278.93" table:style-name="ce10">
            <text:p><text:s/>1.278,93<text:s/></text:p>
          </table:table-cell>
          <table:table-cell office:value-type="float" office:value="1362.04" table:style-name="ce10">
            <text:p><text:s/>1.362,04<text:s/></text:p>
          </table:table-cell>
          <table:table-cell office:value-type="float" office:value="1450.6" table:style-name="ce10">
            <text:p><text:s/>1.450,60<text:s/></text:p>
          </table:table-cell>
          <table:table-cell office:value-type="float" office:value="1544.9" table:style-name="ce10">
            <text:p><text:s/>1.544,90<text:s/></text:p>
          </table:table-cell>
          <table:table-cell office:value-type="float" office:value="1645.29" table:style-name="ce10">
            <text:p><text:s/>1.645,29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04</text:p>
          </table:table-cell>
          <table:table-cell office:value-type="float" office:value="1362.04" table:style-name="ce10">
            <text:p><text:s/>1.362,04<text:s/></text:p>
          </table:table-cell>
          <table:table-cell office:value-type="float" office:value="1450.6" table:style-name="ce10">
            <text:p><text:s/>1.450,60<text:s/></text:p>
          </table:table-cell>
          <table:table-cell office:value-type="float" office:value="1544.9" table:style-name="ce10">
            <text:p><text:s/>1.544,90<text:s/></text:p>
          </table:table-cell>
          <table:table-cell office:value-type="float" office:value="1645.29" table:style-name="ce10">
            <text:p><text:s/>1.645,29<text:s/></text:p>
          </table:table-cell>
          <table:table-cell office:value-type="float" office:value="1752.22" table:style-name="ce10">
            <text:p><text:s/>1.752,22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05</text:p>
          </table:table-cell>
          <table:table-cell office:value-type="float" office:value="1450.6" table:style-name="ce10">
            <text:p><text:s/>1.450,60<text:s/></text:p>
          </table:table-cell>
          <table:table-cell office:value-type="float" office:value="1544.9" table:style-name="ce10">
            <text:p><text:s/>1.544,90<text:s/></text:p>
          </table:table-cell>
          <table:table-cell office:value-type="float" office:value="1645.29" table:style-name="ce10">
            <text:p><text:s/>1.645,29<text:s/></text:p>
          </table:table-cell>
          <table:table-cell office:value-type="float" office:value="1752.22" table:style-name="ce10">
            <text:p><text:s/>1.752,22<text:s/></text:p>
          </table:table-cell>
          <table:table-cell office:value-type="float" office:value="1866.16" table:style-name="ce10">
            <text:p><text:s/>1.866,16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06</text:p>
          </table:table-cell>
          <table:table-cell office:value-type="float" office:value="1544.9" table:style-name="ce10">
            <text:p><text:s/>1.544,90<text:s/></text:p>
          </table:table-cell>
          <table:table-cell office:value-type="float" office:value="1645.29" table:style-name="ce10">
            <text:p><text:s/>1.645,29<text:s/></text:p>
          </table:table-cell>
          <table:table-cell office:value-type="float" office:value="1752.22" table:style-name="ce10">
            <text:p><text:s/>1.752,22<text:s/></text:p>
          </table:table-cell>
          <table:table-cell office:value-type="float" office:value="1866.16" table:style-name="ce10">
            <text:p><text:s/>1.866,16<text:s/></text:p>
          </table:table-cell>
          <table:table-cell office:value-type="float" office:value="1987.44" table:style-name="ce10">
            <text:p><text:s/>1.987,44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07</text:p>
          </table:table-cell>
          <table:table-cell office:value-type="float" office:value="1645.29" table:style-name="ce10">
            <text:p><text:s/>1.645,29<text:s/></text:p>
          </table:table-cell>
          <table:table-cell office:value-type="float" office:value="1752.22" table:style-name="ce10">
            <text:p><text:s/>1.752,22<text:s/></text:p>
          </table:table-cell>
          <table:table-cell office:value-type="float" office:value="1866.16" table:style-name="ce10">
            <text:p><text:s/>1.866,16<text:s/></text:p>
          </table:table-cell>
          <table:table-cell office:value-type="float" office:value="1987.44" table:style-name="ce10">
            <text:p><text:s/>1.987,44<text:s/></text:p>
          </table:table-cell>
          <table:table-cell office:value-type="float" office:value="2116.65" table:style-name="ce10">
            <text:p><text:s/>2.116,65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08</text:p>
          </table:table-cell>
          <table:table-cell office:value-type="float" office:value="1752.22" table:style-name="ce10">
            <text:p><text:s/>1.752,22<text:s/></text:p>
          </table:table-cell>
          <table:table-cell office:value-type="float" office:value="1866.16" table:style-name="ce10">
            <text:p><text:s/>1.866,16<text:s/></text:p>
          </table:table-cell>
          <table:table-cell office:value-type="float" office:value="1987.44" table:style-name="ce10">
            <text:p><text:s/>1.987,44<text:s/></text:p>
          </table:table-cell>
          <table:table-cell office:value-type="float" office:value="2116.65" table:style-name="ce10">
            <text:p><text:s/>2.116,65<text:s/></text:p>
          </table:table-cell>
          <table:table-cell office:value-type="float" office:value="2254.19" table:style-name="ce10">
            <text:p><text:s/>2.254,19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09</text:p>
          </table:table-cell>
          <table:table-cell office:value-type="float" office:value="1866.16" table:style-name="ce10">
            <text:p><text:s/>1.866,16<text:s/></text:p>
          </table:table-cell>
          <table:table-cell office:value-type="float" office:value="1987.44" table:style-name="ce10">
            <text:p><text:s/>1.987,44<text:s/></text:p>
          </table:table-cell>
          <table:table-cell office:value-type="float" office:value="2116.65" table:style-name="ce10">
            <text:p><text:s/>2.116,65<text:s/></text:p>
          </table:table-cell>
          <table:table-cell office:value-type="float" office:value="2254.19" table:style-name="ce10">
            <text:p><text:s/>2.254,19<text:s/></text:p>
          </table:table-cell>
          <table:table-cell office:value-type="float" office:value="2400.73" table:style-name="ce10">
            <text:p><text:s/>2.400,73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0</text:p>
          </table:table-cell>
          <table:table-cell office:value-type="float" office:value="1987.44" table:style-name="ce10">
            <text:p><text:s/>1.987,44<text:s/></text:p>
          </table:table-cell>
          <table:table-cell office:value-type="float" office:value="2116.65" table:style-name="ce10">
            <text:p><text:s/>2.116,65<text:s/></text:p>
          </table:table-cell>
          <table:table-cell office:value-type="float" office:value="2254.19" table:style-name="ce10">
            <text:p><text:s/>2.254,19<text:s/></text:p>
          </table:table-cell>
          <table:table-cell office:value-type="float" office:value="2400.73" table:style-name="ce10">
            <text:p><text:s/>2.400,73<text:s/></text:p>
          </table:table-cell>
          <table:table-cell office:value-type="float" office:value="2556.81" table:style-name="ce10">
            <text:p><text:s/>2.556,81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2116.65" table:style-name="ce10">
            <text:p><text:s/>2.116,65<text:s/></text:p>
          </table:table-cell>
          <table:table-cell office:value-type="float" office:value="2254.19" table:style-name="ce10">
            <text:p><text:s/>2.254,19<text:s/></text:p>
          </table:table-cell>
          <table:table-cell office:value-type="float" office:value="2400.73" table:style-name="ce10">
            <text:p><text:s/>2.400,73<text:s/></text:p>
          </table:table-cell>
          <table:table-cell office:value-type="float" office:value="2556.81" table:style-name="ce10">
            <text:p><text:s/>2.556,81<text:s/></text:p>
          </table:table-cell>
          <table:table-cell office:value-type="float" office:value="2722.99" table:style-name="ce10">
            <text:p><text:s/>2.722,99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2254.19" table:style-name="ce10">
            <text:p><text:s/>2.254,19<text:s/></text:p>
          </table:table-cell>
          <table:table-cell office:value-type="float" office:value="2400.73" table:style-name="ce10">
            <text:p><text:s/>2.400,73<text:s/></text:p>
          </table:table-cell>
          <table:table-cell office:value-type="float" office:value="2556.81" table:style-name="ce10">
            <text:p><text:s/>2.556,81<text:s/></text:p>
          </table:table-cell>
          <table:table-cell office:value-type="float" office:value="2722.99" table:style-name="ce10">
            <text:p><text:s/>2.722,99<text:s/></text:p>
          </table:table-cell>
          <table:table-cell office:value-type="float" office:value="2899.97" table:style-name="ce10">
            <text:p><text:s/>2.899,97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2400.73" table:style-name="ce10">
            <text:p><text:s/>2.400,73<text:s/></text:p>
          </table:table-cell>
          <table:table-cell office:value-type="float" office:value="2556.81" table:style-name="ce10">
            <text:p><text:s/>2.556,81<text:s/></text:p>
          </table:table-cell>
          <table:table-cell office:value-type="float" office:value="2722.99" table:style-name="ce10">
            <text:p><text:s/>2.722,99<text:s/></text:p>
          </table:table-cell>
          <table:table-cell office:value-type="float" office:value="2899.97" table:style-name="ce10">
            <text:p><text:s/>2.899,97<text:s/></text:p>
          </table:table-cell>
          <table:table-cell office:value-type="float" office:value="3088.48" table:style-name="ce10">
            <text:p><text:s/>3.088,48<text:s/>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2556.81" table:style-name="ce10">
            <text:p><text:s/>2.556,81<text:s/></text:p>
          </table:table-cell>
          <table:table-cell office:value-type="float" office:value="2722.99" table:style-name="ce10">
            <text:p><text:s/>2.722,99<text:s/></text:p>
          </table:table-cell>
          <table:table-cell office:value-type="float" office:value="2899.97" table:style-name="ce10">
            <text:p><text:s/>2.899,97<text:s/></text:p>
          </table:table-cell>
          <table:table-cell office:value-type="float" office:value="3088.48" table:style-name="ce10">
            <text:p><text:s/>3.088,48<text:s/></text:p>
          </table:table-cell>
          <table:table-cell office:value-type="float" office:value="3289.2" table:style-name="ce10">
            <text:p><text:s/>3.289,20<text:s/></text:p>
          </table:table-cell>
          <table:table-cell table:style-name="ce2"/>
          <table:table-cell table:number-columns-repeated="16377"/>
        </table:table-row>
        <table:table-row table:style-name="ro1">
          <table:table-cell table:number-columns-repeated="6" table:style-name="ce6"/>
          <table:table-cell table:style-name="ce2"/>
          <table:table-cell table:number-columns-repeated="16377"/>
        </table:table-row>
        <table:table-row table:style-name="ro2">
          <table:table-cell office:value-type="string" table:style-name="ce3">
            <text:p>MAGISTÉRIO MUNICIPAL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JORNADA BÁSICA DO PROFESSOR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1254.6600000000001" table:style-name="ce8">
            <text:p>1.254,66</text:p>
          </table:table-cell>
          <table:table-cell office:value-type="float" office:value="1336.21" table:style-name="ce8">
            <text:p>1.336,21</text:p>
          </table:table-cell>
          <table:table-cell office:value-type="float" office:value="1423.06" table:style-name="ce8">
            <text:p>1.423,06</text:p>
          </table:table-cell>
          <table:table-cell office:value-type="float" office:value="1515.68" table:style-name="ce8">
            <text:p>1.515,68</text:p>
          </table:table-cell>
          <table:table-cell office:value-type="float" office:value="1614.16" table:style-name="ce8">
            <text:p>1.614,1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1336.21" table:style-name="ce8">
            <text:p>1.336,21</text:p>
          </table:table-cell>
          <table:table-cell office:value-type="float" office:value="1423.06" table:style-name="ce8">
            <text:p>1.423,06</text:p>
          </table:table-cell>
          <table:table-cell office:value-type="float" office:value="1515.68" table:style-name="ce8">
            <text:p>1.515,68</text:p>
          </table:table-cell>
          <table:table-cell office:value-type="float" office:value="1614.16" table:style-name="ce8">
            <text:p>1.614,16</text:p>
          </table:table-cell>
          <table:table-cell office:value-type="float" office:value="1719.03" table:style-name="ce8">
            <text:p>1.719,0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1423.06" table:style-name="ce8">
            <text:p>1.423,06</text:p>
          </table:table-cell>
          <table:table-cell office:value-type="float" office:value="1515.68" table:style-name="ce8">
            <text:p>1.515,68</text:p>
          </table:table-cell>
          <table:table-cell office:value-type="float" office:value="1614.16" table:style-name="ce8">
            <text:p>1.614,16</text:p>
          </table:table-cell>
          <table:table-cell office:value-type="float" office:value="1719.03" table:style-name="ce8">
            <text:p>1.719,03</text:p>
          </table:table-cell>
          <table:table-cell office:value-type="float" office:value="1830.67" table:style-name="ce8">
            <text:p>1.830,6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1515.68" table:style-name="ce8">
            <text:p>1.515,68</text:p>
          </table:table-cell>
          <table:table-cell office:value-type="float" office:value="1614.16" table:style-name="ce8">
            <text:p>1.614,16</text:p>
          </table:table-cell>
          <table:table-cell office:value-type="float" office:value="1719.03" table:style-name="ce8">
            <text:p>1.719,03</text:p>
          </table:table-cell>
          <table:table-cell office:value-type="float" office:value="1830.67" table:style-name="ce8">
            <text:p>1.830,67</text:p>
          </table:table-cell>
          <table:table-cell office:value-type="float" office:value="1949.74" table:style-name="ce8">
            <text:p>1.949,7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5</text:p>
          </table:table-cell>
          <table:table-cell office:value-type="float" office:value="1614.16" table:style-name="ce8">
            <text:p>1.614,16</text:p>
          </table:table-cell>
          <table:table-cell office:value-type="float" office:value="1719.03" table:style-name="ce8">
            <text:p>1.719,03</text:p>
          </table:table-cell>
          <table:table-cell office:value-type="float" office:value="1830.67" table:style-name="ce8">
            <text:p>1.830,67</text:p>
          </table:table-cell>
          <table:table-cell office:value-type="float" office:value="1949.74" table:style-name="ce8">
            <text:p>1.949,74</text:p>
          </table:table-cell>
          <table:table-cell office:value-type="float" office:value="2076.4899999999998" table:style-name="ce8">
            <text:p>2.076,4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6</text:p>
          </table:table-cell>
          <table:table-cell office:value-type="float" office:value="1719.03" table:style-name="ce8">
            <text:p>1.719,03</text:p>
          </table:table-cell>
          <table:table-cell office:value-type="float" office:value="1830.67" table:style-name="ce8">
            <text:p>1.830,67</text:p>
          </table:table-cell>
          <table:table-cell office:value-type="float" office:value="1949.74" table:style-name="ce8">
            <text:p>1.949,74</text:p>
          </table:table-cell>
          <table:table-cell office:value-type="float" office:value="2076.4899999999998" table:style-name="ce8">
            <text:p>2.076,49</text:p>
          </table:table-cell>
          <table:table-cell office:value-type="float" office:value="2211.58" table:style-name="ce8">
            <text:p>2.211,5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7</text:p>
          </table:table-cell>
          <table:table-cell office:value-type="float" office:value="1830.67" table:style-name="ce8">
            <text:p>1.830,67</text:p>
          </table:table-cell>
          <table:table-cell office:value-type="float" office:value="1949.74" table:style-name="ce8">
            <text:p>1.949,74</text:p>
          </table:table-cell>
          <table:table-cell office:value-type="float" office:value="2076.4899999999998" table:style-name="ce8">
            <text:p>2.076,49</text:p>
          </table:table-cell>
          <table:table-cell office:value-type="float" office:value="2211.58" table:style-name="ce8">
            <text:p>2.211,58</text:p>
          </table:table-cell>
          <table:table-cell office:value-type="float" office:value="2355.17" table:style-name="ce8">
            <text:p>2.355,1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8</text:p>
          </table:table-cell>
          <table:table-cell office:value-type="float" office:value="1949.74" table:style-name="ce8">
            <text:p>1.949,74</text:p>
          </table:table-cell>
          <table:table-cell office:value-type="float" office:value="2076.4899999999998" table:style-name="ce8">
            <text:p>2.076,49</text:p>
          </table:table-cell>
          <table:table-cell office:value-type="float" office:value="2211.58" table:style-name="ce8">
            <text:p>2.211,58</text:p>
          </table:table-cell>
          <table:table-cell office:value-type="float" office:value="2355.17" table:style-name="ce8">
            <text:p>2.355,17</text:p>
          </table:table-cell>
          <table:table-cell office:value-type="float" office:value="2508.38" table:style-name="ce8">
            <text:p>2.508,3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9</text:p>
          </table:table-cell>
          <table:table-cell office:value-type="float" office:value="2076.4899999999998" table:style-name="ce8">
            <text:p>2.076,49</text:p>
          </table:table-cell>
          <table:table-cell office:value-type="float" office:value="2211.58" table:style-name="ce8">
            <text:p>2.211,58</text:p>
          </table:table-cell>
          <table:table-cell office:value-type="float" office:value="2355.17" table:style-name="ce8">
            <text:p>2.355,17</text:p>
          </table:table-cell>
          <table:table-cell office:value-type="float" office:value="2508.38" table:style-name="ce8">
            <text:p>2.508,38</text:p>
          </table:table-cell>
          <table:table-cell office:value-type="float" office:value="2671.49" table:style-name="ce8">
            <text:p>2.671,4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0</text:p>
          </table:table-cell>
          <table:table-cell office:value-type="float" office:value="2211.58" table:style-name="ce8">
            <text:p>2.211,58</text:p>
          </table:table-cell>
          <table:table-cell office:value-type="float" office:value="2355.17" table:style-name="ce8">
            <text:p>2.355,17</text:p>
          </table:table-cell>
          <table:table-cell office:value-type="float" office:value="2508.38" table:style-name="ce8">
            <text:p>2.508,38</text:p>
          </table:table-cell>
          <table:table-cell office:value-type="float" office:value="2671.49" table:style-name="ce8">
            <text:p>2.671,49</text:p>
          </table:table-cell>
          <table:table-cell office:value-type="float" office:value="2845.14" table:style-name="ce8">
            <text:p>2.845,1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1</text:p>
          </table:table-cell>
          <table:table-cell office:value-type="float" office:value="2355.17" table:style-name="ce8">
            <text:p>2.355,17</text:p>
          </table:table-cell>
          <table:table-cell office:value-type="float" office:value="2508.38" table:style-name="ce8">
            <text:p>2.508,38</text:p>
          </table:table-cell>
          <table:table-cell office:value-type="float" office:value="2671.49" table:style-name="ce8">
            <text:p>2.671,49</text:p>
          </table:table-cell>
          <table:table-cell office:value-type="float" office:value="2845.14" table:style-name="ce8">
            <text:p>2.845,14</text:p>
          </table:table-cell>
          <table:table-cell office:value-type="float" office:value="3029.92" table:style-name="ce8">
            <text:p>3.029,9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2</text:p>
          </table:table-cell>
          <table:table-cell office:value-type="float" office:value="2508.38" table:style-name="ce8">
            <text:p>2.508,38</text:p>
          </table:table-cell>
          <table:table-cell office:value-type="float" office:value="2671.49" table:style-name="ce8">
            <text:p>2.671,49</text:p>
          </table:table-cell>
          <table:table-cell office:value-type="float" office:value="2845.14" table:style-name="ce8">
            <text:p>2.845,14</text:p>
          </table:table-cell>
          <table:table-cell office:value-type="float" office:value="3029.92" table:style-name="ce8">
            <text:p>3.029,92</text:p>
          </table:table-cell>
          <table:table-cell office:value-type="float" office:value="3226.85" table:style-name="ce8">
            <text:p>3.226,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3</text:p>
          </table:table-cell>
          <table:table-cell office:value-type="float" office:value="2671.49" table:style-name="ce8">
            <text:p>2.671,49</text:p>
          </table:table-cell>
          <table:table-cell office:value-type="float" office:value="2845.14" table:style-name="ce8">
            <text:p>2.845,14</text:p>
          </table:table-cell>
          <table:table-cell office:value-type="float" office:value="3029.92" table:style-name="ce8">
            <text:p>3.029,92</text:p>
          </table:table-cell>
          <table:table-cell office:value-type="float" office:value="3226.85" table:style-name="ce8">
            <text:p>3.226,85</text:p>
          </table:table-cell>
          <table:table-cell office:value-type="float" office:value="3436.61" table:style-name="ce8">
            <text:p>3.436,61</text:p>
          </table:table-cell>
          <table:table-cell table:style-name="ce2"/>
          <table:table-cell table:number-columns-repeated="16377"/>
        </table:table-row>
        <table:table-row table:style-name="ro1">
          <table:table-cell table:number-columns-repeated="6" table:style-name="ce6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MAGISTÉRIO MUNICIPAL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JORNADA BÁSICA DO DOCENTE/JORNADA ESPECIAL AMPLIADA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1882.03" table:style-name="ce8">
            <text:p>1.882,03</text:p>
          </table:table-cell>
          <table:table-cell office:value-type="float" office:value="2004.47" table:style-name="ce8">
            <text:p>2.004,47</text:p>
          </table:table-cell>
          <table:table-cell office:value-type="float" office:value="2134.6999999999998" table:style-name="ce8">
            <text:p>2.134,70</text:p>
          </table:table-cell>
          <table:table-cell office:value-type="float" office:value="2273.4699999999998" table:style-name="ce8">
            <text:p>2.273,47</text:p>
          </table:table-cell>
          <table:table-cell office:value-type="float" office:value="2421.2600000000002" table:style-name="ce8">
            <text:p>2.421,2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2004.47" table:style-name="ce8">
            <text:p>2.004,47</text:p>
          </table:table-cell>
          <table:table-cell office:value-type="float" office:value="2134.6999999999998" table:style-name="ce8">
            <text:p>2.134,70</text:p>
          </table:table-cell>
          <table:table-cell office:value-type="float" office:value="2273.4699999999998" table:style-name="ce8">
            <text:p>2.273,47</text:p>
          </table:table-cell>
          <table:table-cell office:value-type="float" office:value="2421.2600000000002" table:style-name="ce8">
            <text:p>2.421,26</text:p>
          </table:table-cell>
          <table:table-cell office:value-type="float" office:value="2578.6" table:style-name="ce8">
            <text:p>2.578,6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2134.6999999999998" table:style-name="ce8">
            <text:p>2.134,70</text:p>
          </table:table-cell>
          <table:table-cell office:value-type="float" office:value="2273.4699999999998" table:style-name="ce8">
            <text:p>2.273,47</text:p>
          </table:table-cell>
          <table:table-cell office:value-type="float" office:value="2421.2600000000002" table:style-name="ce8">
            <text:p>2.421,26</text:p>
          </table:table-cell>
          <table:table-cell office:value-type="float" office:value="2578.6" table:style-name="ce8">
            <text:p>2.578,60</text:p>
          </table:table-cell>
          <table:table-cell office:value-type="float" office:value="2746.19" table:style-name="ce8">
            <text:p>2.746,1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2273.4699999999998" table:style-name="ce8">
            <text:p>2.273,47</text:p>
          </table:table-cell>
          <table:table-cell office:value-type="float" office:value="2421.2600000000002" table:style-name="ce8">
            <text:p>2.421,26</text:p>
          </table:table-cell>
          <table:table-cell office:value-type="float" office:value="2578.6" table:style-name="ce8">
            <text:p>2.578,60</text:p>
          </table:table-cell>
          <table:table-cell office:value-type="float" office:value="2746.19" table:style-name="ce8">
            <text:p>2.746,19</text:p>
          </table:table-cell>
          <table:table-cell office:value-type="float" office:value="2924.72" table:style-name="ce8">
            <text:p>2.924,7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5</text:p>
          </table:table-cell>
          <table:table-cell office:value-type="float" office:value="2421.2600000000002" table:style-name="ce8">
            <text:p>2.421,26</text:p>
          </table:table-cell>
          <table:table-cell office:value-type="float" office:value="2578.6" table:style-name="ce8">
            <text:p>2.578,60</text:p>
          </table:table-cell>
          <table:table-cell office:value-type="float" office:value="2746.19" table:style-name="ce8">
            <text:p>2.746,19</text:p>
          </table:table-cell>
          <table:table-cell office:value-type="float" office:value="2924.72" table:style-name="ce8">
            <text:p>2.924,72</text:p>
          </table:table-cell>
          <table:table-cell office:value-type="float" office:value="3114.75" table:style-name="ce8">
            <text:p>3.114,7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6</text:p>
          </table:table-cell>
          <table:table-cell office:value-type="float" office:value="2578.6" table:style-name="ce8">
            <text:p>2.578,60</text:p>
          </table:table-cell>
          <table:table-cell office:value-type="float" office:value="2746.19" table:style-name="ce8">
            <text:p>2.746,19</text:p>
          </table:table-cell>
          <table:table-cell office:value-type="float" office:value="2924.72" table:style-name="ce8">
            <text:p>2.924,72</text:p>
          </table:table-cell>
          <table:table-cell office:value-type="float" office:value="3114.75" table:style-name="ce8">
            <text:p>3.114,75</text:p>
          </table:table-cell>
          <table:table-cell office:value-type="float" office:value="3317.25" table:style-name="ce8">
            <text:p>3.317,2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7</text:p>
          </table:table-cell>
          <table:table-cell office:value-type="float" office:value="2746.19" table:style-name="ce8">
            <text:p>2.746,19</text:p>
          </table:table-cell>
          <table:table-cell office:value-type="float" office:value="2924.72" table:style-name="ce8">
            <text:p>2.924,72</text:p>
          </table:table-cell>
          <table:table-cell office:value-type="float" office:value="3114.75" table:style-name="ce8">
            <text:p>3.114,75</text:p>
          </table:table-cell>
          <table:table-cell office:value-type="float" office:value="3317.25" table:style-name="ce8">
            <text:p>3.317,25</text:p>
          </table:table-cell>
          <table:table-cell office:value-type="float" office:value="3532.99" table:style-name="ce8">
            <text:p>3.532,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8</text:p>
          </table:table-cell>
          <table:table-cell office:value-type="float" office:value="2924.72" table:style-name="ce8">
            <text:p>2.924,72</text:p>
          </table:table-cell>
          <table:table-cell office:value-type="float" office:value="3114.75" table:style-name="ce8">
            <text:p>3.114,75</text:p>
          </table:table-cell>
          <table:table-cell office:value-type="float" office:value="3317.25" table:style-name="ce8">
            <text:p>3.317,25</text:p>
          </table:table-cell>
          <table:table-cell office:value-type="float" office:value="3532.99" table:style-name="ce8">
            <text:p>3.532,99</text:p>
          </table:table-cell>
          <table:table-cell office:value-type="float" office:value="3762.65" table:style-name="ce8">
            <text:p>3.762,6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9</text:p>
          </table:table-cell>
          <table:table-cell office:value-type="float" office:value="3114.75" table:style-name="ce8">
            <text:p>3.114,75</text:p>
          </table:table-cell>
          <table:table-cell office:value-type="float" office:value="3317.25" table:style-name="ce8">
            <text:p>3.317,25</text:p>
          </table:table-cell>
          <table:table-cell office:value-type="float" office:value="3532.99" table:style-name="ce8">
            <text:p>3.532,99</text:p>
          </table:table-cell>
          <table:table-cell office:value-type="float" office:value="3762.65" table:style-name="ce8">
            <text:p>3.762,65</text:p>
          </table:table-cell>
          <table:table-cell office:value-type="float" office:value="4007.16" table:style-name="ce8">
            <text:p>4.007,1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0</text:p>
          </table:table-cell>
          <table:table-cell office:value-type="float" office:value="3317.25" table:style-name="ce8">
            <text:p>3.317,25</text:p>
          </table:table-cell>
          <table:table-cell office:value-type="float" office:value="3532.99" table:style-name="ce8">
            <text:p>3.532,99</text:p>
          </table:table-cell>
          <table:table-cell office:value-type="float" office:value="3762.65" table:style-name="ce8">
            <text:p>3.762,65</text:p>
          </table:table-cell>
          <table:table-cell office:value-type="float" office:value="4007.16" table:style-name="ce8">
            <text:p>4.007,16</text:p>
          </table:table-cell>
          <table:table-cell office:value-type="float" office:value="4267.47" table:style-name="ce8">
            <text:p>4.267,4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1</text:p>
          </table:table-cell>
          <table:table-cell office:value-type="float" office:value="3532.99" table:style-name="ce8">
            <text:p>3.532,99</text:p>
          </table:table-cell>
          <table:table-cell office:value-type="float" office:value="3762.65" table:style-name="ce8">
            <text:p>3.762,65</text:p>
          </table:table-cell>
          <table:table-cell office:value-type="float" office:value="4007.16" table:style-name="ce8">
            <text:p>4.007,16</text:p>
          </table:table-cell>
          <table:table-cell office:value-type="float" office:value="4267.47" table:style-name="ce8">
            <text:p>4.267,47</text:p>
          </table:table-cell>
          <table:table-cell office:value-type="float" office:value="4545.03" table:style-name="ce8">
            <text:p>4.545,0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2</text:p>
          </table:table-cell>
          <table:table-cell office:value-type="float" office:value="3762.65" table:style-name="ce8">
            <text:p>3.762,65</text:p>
          </table:table-cell>
          <table:table-cell office:value-type="float" office:value="4007.16" table:style-name="ce8">
            <text:p>4.007,16</text:p>
          </table:table-cell>
          <table:table-cell office:value-type="float" office:value="4267.47" table:style-name="ce8">
            <text:p>4.267,47</text:p>
          </table:table-cell>
          <table:table-cell office:value-type="float" office:value="4545.03" table:style-name="ce8">
            <text:p>4.545,03</text:p>
          </table:table-cell>
          <table:table-cell office:value-type="float" office:value="4840.45" table:style-name="ce8">
            <text:p>4.840,4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3</text:p>
          </table:table-cell>
          <table:table-cell office:value-type="float" office:value="4007.16" table:style-name="ce8">
            <text:p>4.007,16</text:p>
          </table:table-cell>
          <table:table-cell office:value-type="float" office:value="4267.47" table:style-name="ce8">
            <text:p>4.267,47</text:p>
          </table:table-cell>
          <table:table-cell office:value-type="float" office:value="4545.03" table:style-name="ce8">
            <text:p>4.545,03</text:p>
          </table:table-cell>
          <table:table-cell office:value-type="float" office:value="4840.45" table:style-name="ce8">
            <text:p>4.840,45</text:p>
          </table:table-cell>
          <table:table-cell office:value-type="float" office:value="5155.08" table:style-name="ce8">
            <text:p>5.155,08</text:p>
          </table:table-cell>
          <table:table-cell table:style-name="ce2"/>
          <table:table-cell table:number-columns-repeated="16377"/>
        </table:table-row>
        <table:table-row table:style-name="ro1">
          <table:table-cell table:number-columns-repeated="6" table:style-name="ce6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MAGISTÉRIO MUNICIPAL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JORNADA ESP.INTEGRAL DE FORMAÇÃO/JORNADA ESP. INTEGRAL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2509.31" table:style-name="ce8">
            <text:p>2.509,31</text:p>
          </table:table-cell>
          <table:table-cell office:value-type="float" office:value="2672.42" table:style-name="ce8">
            <text:p>2.672,42</text:p>
          </table:table-cell>
          <table:table-cell office:value-type="float" office:value="2846.14" table:style-name="ce8">
            <text:p>2.846,14</text:p>
          </table:table-cell>
          <table:table-cell office:value-type="float" office:value="3031.33" table:style-name="ce8">
            <text:p>3.031,33</text:p>
          </table:table-cell>
          <table:table-cell office:value-type="float" office:value="3228.25" table:style-name="ce8">
            <text:p>3.228,2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2672.42" table:style-name="ce8">
            <text:p>2.672,42</text:p>
          </table:table-cell>
          <table:table-cell office:value-type="float" office:value="2846.14" table:style-name="ce8">
            <text:p>2.846,14</text:p>
          </table:table-cell>
          <table:table-cell office:value-type="float" office:value="3031.33" table:style-name="ce8">
            <text:p>3.031,33</text:p>
          </table:table-cell>
          <table:table-cell office:value-type="float" office:value="3228.25" table:style-name="ce8">
            <text:p>3.228,25</text:p>
          </table:table-cell>
          <table:table-cell office:value-type="float" office:value="3438" table:style-name="ce8">
            <text:p>3.438,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2846.14" table:style-name="ce8">
            <text:p>2.846,14</text:p>
          </table:table-cell>
          <table:table-cell office:value-type="float" office:value="3031.33" table:style-name="ce8">
            <text:p>3.031,33</text:p>
          </table:table-cell>
          <table:table-cell office:value-type="float" office:value="3228.25" table:style-name="ce8">
            <text:p>3.228,25</text:p>
          </table:table-cell>
          <table:table-cell office:value-type="float" office:value="3438" table:style-name="ce8">
            <text:p>3.438,00</text:p>
          </table:table-cell>
          <table:table-cell office:value-type="float" office:value="3661.35" table:style-name="ce8">
            <text:p>3.661,3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3031.33" table:style-name="ce8">
            <text:p>3.031,33</text:p>
          </table:table-cell>
          <table:table-cell office:value-type="float" office:value="3228.25" table:style-name="ce8">
            <text:p>3.228,25</text:p>
          </table:table-cell>
          <table:table-cell office:value-type="float" office:value="3438" table:style-name="ce8">
            <text:p>3.438,00</text:p>
          </table:table-cell>
          <table:table-cell office:value-type="float" office:value="3661.35" table:style-name="ce8">
            <text:p>3.661,35</text:p>
          </table:table-cell>
          <table:table-cell office:value-type="float" office:value="3899.45" table:style-name="ce8">
            <text:p>3.899,4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5</text:p>
          </table:table-cell>
          <table:table-cell office:value-type="float" office:value="3228.25" table:style-name="ce8">
            <text:p>3.228,25</text:p>
          </table:table-cell>
          <table:table-cell office:value-type="float" office:value="3438" table:style-name="ce8">
            <text:p>3.438,00</text:p>
          </table:table-cell>
          <table:table-cell office:value-type="float" office:value="3661.35" table:style-name="ce8">
            <text:p>3.661,35</text:p>
          </table:table-cell>
          <table:table-cell office:value-type="float" office:value="3899.45" table:style-name="ce8">
            <text:p>3.899,45</text:p>
          </table:table-cell>
          <table:table-cell office:value-type="float" office:value="4152.92" table:style-name="ce8">
            <text:p>4.152,9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6</text:p>
          </table:table-cell>
          <table:table-cell office:value-type="float" office:value="3438" table:style-name="ce8">
            <text:p>3.438,00</text:p>
          </table:table-cell>
          <table:table-cell office:value-type="float" office:value="3661.35" table:style-name="ce8">
            <text:p>3.661,35</text:p>
          </table:table-cell>
          <table:table-cell office:value-type="float" office:value="3899.45" table:style-name="ce8">
            <text:p>3.899,45</text:p>
          </table:table-cell>
          <table:table-cell office:value-type="float" office:value="4152.92" table:style-name="ce8">
            <text:p>4.152,92</text:p>
          </table:table-cell>
          <table:table-cell office:value-type="float" office:value="4423.17" table:style-name="ce8">
            <text:p>4.423,1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7</text:p>
          </table:table-cell>
          <table:table-cell office:value-type="float" office:value="3661.35" table:style-name="ce8">
            <text:p>3.661,35</text:p>
          </table:table-cell>
          <table:table-cell office:value-type="float" office:value="3899.45" table:style-name="ce8">
            <text:p>3.899,45</text:p>
          </table:table-cell>
          <table:table-cell office:value-type="float" office:value="4152.92" table:style-name="ce8">
            <text:p>4.152,92</text:p>
          </table:table-cell>
          <table:table-cell office:value-type="float" office:value="4423.17" table:style-name="ce8">
            <text:p>4.423,17</text:p>
          </table:table-cell>
          <table:table-cell office:value-type="float" office:value="4710.32" table:style-name="ce8">
            <text:p>4.710,3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8</text:p>
          </table:table-cell>
          <table:table-cell office:value-type="float" office:value="3899.45" table:style-name="ce8">
            <text:p>3.899,45</text:p>
          </table:table-cell>
          <table:table-cell office:value-type="float" office:value="4152.92" table:style-name="ce8">
            <text:p>4.152,92</text:p>
          </table:table-cell>
          <table:table-cell office:value-type="float" office:value="4423.17" table:style-name="ce8">
            <text:p>4.423,17</text:p>
          </table:table-cell>
          <table:table-cell office:value-type="float" office:value="4710.32" table:style-name="ce8">
            <text:p>4.710,32</text:p>
          </table:table-cell>
          <table:table-cell office:value-type="float" office:value="5016.71" table:style-name="ce8">
            <text:p>5.016,7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9</text:p>
          </table:table-cell>
          <table:table-cell office:value-type="float" office:value="4152.92" table:style-name="ce8">
            <text:p>4.152,92</text:p>
          </table:table-cell>
          <table:table-cell office:value-type="float" office:value="4423.17" table:style-name="ce8">
            <text:p>4.423,17</text:p>
          </table:table-cell>
          <table:table-cell office:value-type="float" office:value="4710.32" table:style-name="ce8">
            <text:p>4.710,32</text:p>
          </table:table-cell>
          <table:table-cell office:value-type="float" office:value="5016.71" table:style-name="ce8">
            <text:p>5.016,71</text:p>
          </table:table-cell>
          <table:table-cell office:value-type="float" office:value="5342.96" table:style-name="ce8">
            <text:p>5.342,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0</text:p>
          </table:table-cell>
          <table:table-cell office:value-type="float" office:value="4423.17" table:style-name="ce8">
            <text:p>4.423,17</text:p>
          </table:table-cell>
          <table:table-cell office:value-type="float" office:value="4710.32" table:style-name="ce8">
            <text:p>4.710,32</text:p>
          </table:table-cell>
          <table:table-cell office:value-type="float" office:value="5016.71" table:style-name="ce8">
            <text:p>5.016,71</text:p>
          </table:table-cell>
          <table:table-cell office:value-type="float" office:value="5342.96" table:style-name="ce8">
            <text:p>5.342,96</text:p>
          </table:table-cell>
          <table:table-cell office:value-type="float" office:value="5690.32" table:style-name="ce8">
            <text:p>5.690,3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1</text:p>
          </table:table-cell>
          <table:table-cell office:value-type="float" office:value="4710.32" table:style-name="ce8">
            <text:p>4.710,32</text:p>
          </table:table-cell>
          <table:table-cell office:value-type="float" office:value="5016.71" table:style-name="ce8">
            <text:p>5.016,71</text:p>
          </table:table-cell>
          <table:table-cell office:value-type="float" office:value="5342.96" table:style-name="ce8">
            <text:p>5.342,96</text:p>
          </table:table-cell>
          <table:table-cell office:value-type="float" office:value="5690.32" table:style-name="ce8">
            <text:p>5.690,32</text:p>
          </table:table-cell>
          <table:table-cell office:value-type="float" office:value="6059.81" table:style-name="ce8">
            <text:p>6.059,8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2</text:p>
          </table:table-cell>
          <table:table-cell office:value-type="float" office:value="5016.71" table:style-name="ce8">
            <text:p>5.016,71</text:p>
          </table:table-cell>
          <table:table-cell office:value-type="float" office:value="5342.96" table:style-name="ce8">
            <text:p>5.342,96</text:p>
          </table:table-cell>
          <table:table-cell office:value-type="float" office:value="5690.32" table:style-name="ce8">
            <text:p>5.690,32</text:p>
          </table:table-cell>
          <table:table-cell office:value-type="float" office:value="6059.81" table:style-name="ce8">
            <text:p>6.059,81</text:p>
          </table:table-cell>
          <table:table-cell office:value-type="float" office:value="6453.7" table:style-name="ce8">
            <text:p>6.453,7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3</text:p>
          </table:table-cell>
          <table:table-cell office:value-type="float" office:value="5342.96" table:style-name="ce8">
            <text:p>5.342,96</text:p>
          </table:table-cell>
          <table:table-cell office:value-type="float" office:value="5690.32" table:style-name="ce8">
            <text:p>5.690,32</text:p>
          </table:table-cell>
          <table:table-cell office:value-type="float" office:value="6059.81" table:style-name="ce8">
            <text:p>6.059,81</text:p>
          </table:table-cell>
          <table:table-cell office:value-type="float" office:value="6453.7" table:style-name="ce8">
            <text:p>6.453,70</text:p>
          </table:table-cell>
          <table:table-cell office:value-type="float" office:value="6873.19" table:style-name="ce8">
            <text:p>6.873,19</text:p>
          </table:table-cell>
          <table:table-cell table:style-name="ce2"/>
          <table:table-cell table:number-columns-repeated="16377"/>
        </table:table-row>
        <table:table-row table:style-name="ro1">
          <table:table-cell table:number-columns-repeated="6" table:style-name="ce6"/>
          <table:table-cell table:style-name="ce2"/>
          <table:table-cell table:number-columns-repeated="16377"/>
        </table:table-row>
        <table:table-row table:style-name="ro2">
          <table:table-cell office:value-type="string" table:style-name="ce3">
            <text:p>MAGISTÉRIO MUNICIPAL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JORNADA BÁSICA E ESPECIAL DE 40 HS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3345.88" table:style-name="ce7">
            <text:p>3.345,88</text:p>
          </table:table-cell>
          <table:table-cell office:value-type="float" office:value="3563.42" table:style-name="ce7">
            <text:p>3.563,42</text:p>
          </table:table-cell>
          <table:table-cell office:value-type="float" office:value="3795.13" table:style-name="ce7">
            <text:p>3.795,13</text:p>
          </table:table-cell>
          <table:table-cell office:value-type="float" office:value="4041.69" table:style-name="ce7">
            <text:p>4.041,69</text:p>
          </table:table-cell>
          <table:table-cell office:value-type="float" office:value="4304.5" table:style-name="ce7">
            <text:p>4.304,5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3563.42" table:style-name="ce8">
            <text:p>3.563,42</text:p>
          </table:table-cell>
          <table:table-cell office:value-type="float" office:value="3795.13" table:style-name="ce8">
            <text:p>3.795,13</text:p>
          </table:table-cell>
          <table:table-cell office:value-type="float" office:value="4041.69" table:style-name="ce8">
            <text:p>4.041,69</text:p>
          </table:table-cell>
          <table:table-cell office:value-type="float" office:value="4304.5" table:style-name="ce8">
            <text:p>4.304,50</text:p>
          </table:table-cell>
          <table:table-cell office:value-type="float" office:value="4584.13" table:style-name="ce8">
            <text:p>4.584,1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3795.13" table:style-name="ce8">
            <text:p>3.795,13</text:p>
          </table:table-cell>
          <table:table-cell office:value-type="float" office:value="4041.69" table:style-name="ce8">
            <text:p>4.041,69</text:p>
          </table:table-cell>
          <table:table-cell office:value-type="float" office:value="4304.5" table:style-name="ce8">
            <text:p>4.304,50</text:p>
          </table:table-cell>
          <table:table-cell office:value-type="float" office:value="4584.13" table:style-name="ce8">
            <text:p>4.584,13</text:p>
          </table:table-cell>
          <table:table-cell office:value-type="float" office:value="4882.13" table:style-name="ce8">
            <text:p>4.882,1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4041.69" table:style-name="ce8">
            <text:p>4.041,69</text:p>
          </table:table-cell>
          <table:table-cell office:value-type="float" office:value="4304.5" table:style-name="ce8">
            <text:p>4.304,50</text:p>
          </table:table-cell>
          <table:table-cell office:value-type="float" office:value="4584.13" table:style-name="ce8">
            <text:p>4.584,13</text:p>
          </table:table-cell>
          <table:table-cell office:value-type="float" office:value="4882.13" table:style-name="ce8">
            <text:p>4.882,13</text:p>
          </table:table-cell>
          <table:table-cell office:value-type="float" office:value="5199.38" table:style-name="ce8">
            <text:p>5.199,3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5</text:p>
          </table:table-cell>
          <table:table-cell office:value-type="float" office:value="4304.5" table:style-name="ce8">
            <text:p>4.304,50</text:p>
          </table:table-cell>
          <table:table-cell office:value-type="float" office:value="4584.13" table:style-name="ce8">
            <text:p>4.584,13</text:p>
          </table:table-cell>
          <table:table-cell office:value-type="float" office:value="4882.13" table:style-name="ce8">
            <text:p>4.882,13</text:p>
          </table:table-cell>
          <table:table-cell office:value-type="float" office:value="5199.38" table:style-name="ce8">
            <text:p>5.199,38</text:p>
          </table:table-cell>
          <table:table-cell office:value-type="float" office:value="5537.45" table:style-name="ce8">
            <text:p>5.537,4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6</text:p>
          </table:table-cell>
          <table:table-cell office:value-type="float" office:value="4584.13" table:style-name="ce8">
            <text:p>4.584,13</text:p>
          </table:table-cell>
          <table:table-cell office:value-type="float" office:value="4882.13" table:style-name="ce8">
            <text:p>4.882,13</text:p>
          </table:table-cell>
          <table:table-cell office:value-type="float" office:value="5199.38" table:style-name="ce8">
            <text:p>5.199,38</text:p>
          </table:table-cell>
          <table:table-cell office:value-type="float" office:value="5537.45" table:style-name="ce8">
            <text:p>5.537,45</text:p>
          </table:table-cell>
          <table:table-cell office:value-type="float" office:value="5897.48" table:style-name="ce8">
            <text:p>5.897,4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7</text:p>
          </table:table-cell>
          <table:table-cell office:value-type="float" office:value="4882.13" table:style-name="ce8">
            <text:p>4.882,13</text:p>
          </table:table-cell>
          <table:table-cell office:value-type="float" office:value="5199.38" table:style-name="ce8">
            <text:p>5.199,38</text:p>
          </table:table-cell>
          <table:table-cell office:value-type="float" office:value="5537.45" table:style-name="ce8">
            <text:p>5.537,45</text:p>
          </table:table-cell>
          <table:table-cell office:value-type="float" office:value="5897.48" table:style-name="ce8">
            <text:p>5.897,48</text:p>
          </table:table-cell>
          <table:table-cell office:value-type="float" office:value="6280.77" table:style-name="ce8">
            <text:p>6.280,7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8</text:p>
          </table:table-cell>
          <table:table-cell office:value-type="float" office:value="5199.38" table:style-name="ce8">
            <text:p>5.199,38</text:p>
          </table:table-cell>
          <table:table-cell office:value-type="float" office:value="5537.45" table:style-name="ce8">
            <text:p>5.537,45</text:p>
          </table:table-cell>
          <table:table-cell office:value-type="float" office:value="5897.48" table:style-name="ce8">
            <text:p>5.897,48</text:p>
          </table:table-cell>
          <table:table-cell office:value-type="float" office:value="6280.77" table:style-name="ce8">
            <text:p>6.280,77</text:p>
          </table:table-cell>
          <table:table-cell office:value-type="float" office:value="6689" table:style-name="ce8">
            <text:p>6.689,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9</text:p>
          </table:table-cell>
          <table:table-cell office:value-type="float" office:value="5537.45" table:style-name="ce8">
            <text:p>5.537,45</text:p>
          </table:table-cell>
          <table:table-cell office:value-type="float" office:value="5897.48" table:style-name="ce8">
            <text:p>5.897,48</text:p>
          </table:table-cell>
          <table:table-cell office:value-type="float" office:value="6280.77" table:style-name="ce8">
            <text:p>6.280,77</text:p>
          </table:table-cell>
          <table:table-cell office:value-type="float" office:value="6689" table:style-name="ce8">
            <text:p>6.689,00</text:p>
          </table:table-cell>
          <table:table-cell office:value-type="float" office:value="7123.75" table:style-name="ce8">
            <text:p>7.123,7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0</text:p>
          </table:table-cell>
          <table:table-cell office:value-type="float" office:value="5897.48" table:style-name="ce8">
            <text:p>5.897,48</text:p>
          </table:table-cell>
          <table:table-cell office:value-type="float" office:value="6280.77" table:style-name="ce8">
            <text:p>6.280,77</text:p>
          </table:table-cell>
          <table:table-cell office:value-type="float" office:value="6689" table:style-name="ce8">
            <text:p>6.689,00</text:p>
          </table:table-cell>
          <table:table-cell office:value-type="float" office:value="7123.75" table:style-name="ce8">
            <text:p>7.123,75</text:p>
          </table:table-cell>
          <table:table-cell office:value-type="float" office:value="7586.88" table:style-name="ce8">
            <text:p>7.586,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1</text:p>
          </table:table-cell>
          <table:table-cell office:value-type="float" office:value="6280.77" table:style-name="ce8">
            <text:p>6.280,77</text:p>
          </table:table-cell>
          <table:table-cell office:value-type="float" office:value="6689" table:style-name="ce8">
            <text:p>6.689,00</text:p>
          </table:table-cell>
          <table:table-cell office:value-type="float" office:value="7123.75" table:style-name="ce8">
            <text:p>7.123,75</text:p>
          </table:table-cell>
          <table:table-cell office:value-type="float" office:value="7586.88" table:style-name="ce8">
            <text:p>7.586,88</text:p>
          </table:table-cell>
          <table:table-cell office:value-type="float" office:value="8079.92" table:style-name="ce8">
            <text:p>8.079,9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2</text:p>
          </table:table-cell>
          <table:table-cell office:value-type="float" office:value="6689" table:style-name="ce8">
            <text:p>6.689,00</text:p>
          </table:table-cell>
          <table:table-cell office:value-type="float" office:value="7123.75" table:style-name="ce8">
            <text:p>7.123,75</text:p>
          </table:table-cell>
          <table:table-cell office:value-type="float" office:value="7586.88" table:style-name="ce8">
            <text:p>7.586,88</text:p>
          </table:table-cell>
          <table:table-cell office:value-type="float" office:value="8079.92" table:style-name="ce8">
            <text:p>8.079,92</text:p>
          </table:table-cell>
          <table:table-cell office:value-type="float" office:value="8605.23" table:style-name="ce8">
            <text:p>8.605,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3</text:p>
          </table:table-cell>
          <table:table-cell office:value-type="float" office:value="7123.75" table:style-name="ce8">
            <text:p>7.123,75</text:p>
          </table:table-cell>
          <table:table-cell office:value-type="float" office:value="7586.88" table:style-name="ce8">
            <text:p>7.586,88</text:p>
          </table:table-cell>
          <table:table-cell office:value-type="float" office:value="8079.92" table:style-name="ce8">
            <text:p>8.079,92</text:p>
          </table:table-cell>
          <table:table-cell office:value-type="float" office:value="8605.23" table:style-name="ce8">
            <text:p>8.605,23</text:p>
          </table:table-cell>
          <table:table-cell office:value-type="float" office:value="9164.58" table:style-name="ce8">
            <text:p>9.164,5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4</text:p>
          </table:table-cell>
          <table:table-cell office:value-type="float" office:value="7586.88" table:style-name="ce8">
            <text:p>7.586,88</text:p>
          </table:table-cell>
          <table:table-cell office:value-type="float" office:value="8079.92" table:style-name="ce8">
            <text:p>8.079,92</text:p>
          </table:table-cell>
          <table:table-cell office:value-type="float" office:value="8605.23" table:style-name="ce8">
            <text:p>8.605,23</text:p>
          </table:table-cell>
          <table:table-cell office:value-type="float" office:value="9164.58" table:style-name="ce8">
            <text:p>9.164,58</text:p>
          </table:table-cell>
          <table:table-cell office:value-type="float" office:value="9760.27" table:style-name="ce8">
            <text:p>9.760,2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OBS.: Aplica-se ao Secretário de Escola a tabela acima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table:number-columns-repeated="6" table:style-name="ce6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MAGISTÉRIO MUNICIPAL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JORNADA BÁSICA DE 30 HORAS DE TRABALHO SEMANAIS</text:p>
          </table:table-cell>
          <table:table-cell table:number-columns-repeated="5" table:style-name="ce3"/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2509.31" table:style-name="ce8">
            <text:p>2.509,31</text:p>
          </table:table-cell>
          <table:table-cell office:value-type="float" office:value="2672.42" table:style-name="ce8">
            <text:p>2.672,42</text:p>
          </table:table-cell>
          <table:table-cell office:value-type="float" office:value="2846.14" table:style-name="ce8">
            <text:p>2.846,14</text:p>
          </table:table-cell>
          <table:table-cell office:value-type="float" office:value="3031.33" table:style-name="ce8">
            <text:p>3.031,33</text:p>
          </table:table-cell>
          <table:table-cell office:value-type="float" office:value="3228.25" table:style-name="ce8">
            <text:p>3.228,2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2672.42" table:style-name="ce8">
            <text:p>2.672,42</text:p>
          </table:table-cell>
          <table:table-cell office:value-type="float" office:value="2846.14" table:style-name="ce8">
            <text:p>2.846,14</text:p>
          </table:table-cell>
          <table:table-cell office:value-type="float" office:value="3031.33" table:style-name="ce8">
            <text:p>3.031,33</text:p>
          </table:table-cell>
          <table:table-cell office:value-type="float" office:value="3228.25" table:style-name="ce8">
            <text:p>3.228,25</text:p>
          </table:table-cell>
          <table:table-cell office:value-type="float" office:value="3438" table:style-name="ce8">
            <text:p>3.438,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2846.14" table:style-name="ce8">
            <text:p>2.846,14</text:p>
          </table:table-cell>
          <table:table-cell office:value-type="float" office:value="3031.33" table:style-name="ce8">
            <text:p>3.031,33</text:p>
          </table:table-cell>
          <table:table-cell office:value-type="float" office:value="3228.25" table:style-name="ce8">
            <text:p>3.228,25</text:p>
          </table:table-cell>
          <table:table-cell office:value-type="float" office:value="3438" table:style-name="ce8">
            <text:p>3.438,00</text:p>
          </table:table-cell>
          <table:table-cell office:value-type="float" office:value="3661.35" table:style-name="ce8">
            <text:p>3.661,3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3031.33" table:style-name="ce8">
            <text:p>3.031,33</text:p>
          </table:table-cell>
          <table:table-cell office:value-type="float" office:value="3228.25" table:style-name="ce8">
            <text:p>3.228,25</text:p>
          </table:table-cell>
          <table:table-cell office:value-type="float" office:value="3438" table:style-name="ce8">
            <text:p>3.438,00</text:p>
          </table:table-cell>
          <table:table-cell office:value-type="float" office:value="3661.35" table:style-name="ce8">
            <text:p>3.661,35</text:p>
          </table:table-cell>
          <table:table-cell office:value-type="float" office:value="3899.45" table:style-name="ce8">
            <text:p>3.899,4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5</text:p>
          </table:table-cell>
          <table:table-cell office:value-type="float" office:value="3228.25" table:style-name="ce8">
            <text:p>3.228,25</text:p>
          </table:table-cell>
          <table:table-cell office:value-type="float" office:value="3438" table:style-name="ce8">
            <text:p>3.438,00</text:p>
          </table:table-cell>
          <table:table-cell office:value-type="float" office:value="3661.35" table:style-name="ce8">
            <text:p>3.661,35</text:p>
          </table:table-cell>
          <table:table-cell office:value-type="float" office:value="3899.45" table:style-name="ce8">
            <text:p>3.899,45</text:p>
          </table:table-cell>
          <table:table-cell office:value-type="float" office:value="4152.92" table:style-name="ce8">
            <text:p>4.152,9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6</text:p>
          </table:table-cell>
          <table:table-cell office:value-type="float" office:value="3438" table:style-name="ce8">
            <text:p>3.438,00</text:p>
          </table:table-cell>
          <table:table-cell office:value-type="float" office:value="3661.35" table:style-name="ce8">
            <text:p>3.661,35</text:p>
          </table:table-cell>
          <table:table-cell office:value-type="float" office:value="3899.45" table:style-name="ce8">
            <text:p>3.899,45</text:p>
          </table:table-cell>
          <table:table-cell office:value-type="float" office:value="4152.92" table:style-name="ce8">
            <text:p>4.152,92</text:p>
          </table:table-cell>
          <table:table-cell office:value-type="float" office:value="4423.17" table:style-name="ce8">
            <text:p>4.423,1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7</text:p>
          </table:table-cell>
          <table:table-cell office:value-type="float" office:value="3661.35" table:style-name="ce8">
            <text:p>3.661,35</text:p>
          </table:table-cell>
          <table:table-cell office:value-type="float" office:value="3899.45" table:style-name="ce8">
            <text:p>3.899,45</text:p>
          </table:table-cell>
          <table:table-cell office:value-type="float" office:value="4152.92" table:style-name="ce8">
            <text:p>4.152,92</text:p>
          </table:table-cell>
          <table:table-cell office:value-type="float" office:value="4423.17" table:style-name="ce8">
            <text:p>4.423,17</text:p>
          </table:table-cell>
          <table:table-cell office:value-type="float" office:value="4710.32" table:style-name="ce8">
            <text:p>4.710,3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8</text:p>
          </table:table-cell>
          <table:table-cell office:value-type="float" office:value="3899.45" table:style-name="ce8">
            <text:p>3.899,45</text:p>
          </table:table-cell>
          <table:table-cell office:value-type="float" office:value="4152.92" table:style-name="ce8">
            <text:p>4.152,92</text:p>
          </table:table-cell>
          <table:table-cell office:value-type="float" office:value="4423.17" table:style-name="ce8">
            <text:p>4.423,17</text:p>
          </table:table-cell>
          <table:table-cell office:value-type="float" office:value="4710.32" table:style-name="ce8">
            <text:p>4.710,32</text:p>
          </table:table-cell>
          <table:table-cell office:value-type="float" office:value="5016.71" table:style-name="ce8">
            <text:p>5.016,7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19</text:p>
          </table:table-cell>
          <table:table-cell office:value-type="float" office:value="4152.92" table:style-name="ce8">
            <text:p>4.152,92</text:p>
          </table:table-cell>
          <table:table-cell office:value-type="float" office:value="4423.17" table:style-name="ce8">
            <text:p>4.423,17</text:p>
          </table:table-cell>
          <table:table-cell office:value-type="float" office:value="4710.32" table:style-name="ce8">
            <text:p>4.710,32</text:p>
          </table:table-cell>
          <table:table-cell office:value-type="float" office:value="5016.71" table:style-name="ce8">
            <text:p>5.016,71</text:p>
          </table:table-cell>
          <table:table-cell office:value-type="float" office:value="5342.96" table:style-name="ce8">
            <text:p>5.342,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0</text:p>
          </table:table-cell>
          <table:table-cell office:value-type="float" office:value="4423.17" table:style-name="ce8">
            <text:p>4.423,17</text:p>
          </table:table-cell>
          <table:table-cell office:value-type="float" office:value="4710.32" table:style-name="ce8">
            <text:p>4.710,32</text:p>
          </table:table-cell>
          <table:table-cell office:value-type="float" office:value="5016.71" table:style-name="ce8">
            <text:p>5.016,71</text:p>
          </table:table-cell>
          <table:table-cell office:value-type="float" office:value="5342.96" table:style-name="ce8">
            <text:p>5.342,96</text:p>
          </table:table-cell>
          <table:table-cell office:value-type="float" office:value="5690.32" table:style-name="ce8">
            <text:p>5.690,3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1</text:p>
          </table:table-cell>
          <table:table-cell office:value-type="float" office:value="4710.32" table:style-name="ce8">
            <text:p>4.710,32</text:p>
          </table:table-cell>
          <table:table-cell office:value-type="float" office:value="5016.71" table:style-name="ce8">
            <text:p>5.016,71</text:p>
          </table:table-cell>
          <table:table-cell office:value-type="float" office:value="5342.96" table:style-name="ce8">
            <text:p>5.342,96</text:p>
          </table:table-cell>
          <table:table-cell office:value-type="float" office:value="5690.32" table:style-name="ce8">
            <text:p>5.690,32</text:p>
          </table:table-cell>
          <table:table-cell office:value-type="float" office:value="6059.81" table:style-name="ce8">
            <text:p>6.059,8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2</text:p>
          </table:table-cell>
          <table:table-cell office:value-type="float" office:value="5016.71" table:style-name="ce8">
            <text:p>5.016,71</text:p>
          </table:table-cell>
          <table:table-cell office:value-type="float" office:value="5342.96" table:style-name="ce8">
            <text:p>5.342,96</text:p>
          </table:table-cell>
          <table:table-cell office:value-type="float" office:value="5690.32" table:style-name="ce8">
            <text:p>5.690,32</text:p>
          </table:table-cell>
          <table:table-cell office:value-type="float" office:value="6059.81" table:style-name="ce8">
            <text:p>6.059,81</text:p>
          </table:table-cell>
          <table:table-cell office:value-type="float" office:value="6453.7" table:style-name="ce8">
            <text:p>6.453,7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QPE-23</text:p>
          </table:table-cell>
          <table:table-cell office:value-type="float" office:value="5342.96" table:style-name="ce8">
            <text:p>5.342,96</text:p>
          </table:table-cell>
          <table:table-cell office:value-type="float" office:value="5690.32" table:style-name="ce8">
            <text:p>5.690,32</text:p>
          </table:table-cell>
          <table:table-cell office:value-type="float" office:value="6059.81" table:style-name="ce8">
            <text:p>6.059,81</text:p>
          </table:table-cell>
          <table:table-cell office:value-type="float" office:value="6453.7" table:style-name="ce8">
            <text:p>6.453,70</text:p>
          </table:table-cell>
          <table:table-cell office:value-type="float" office:value="6873.19" table:style-name="ce8">
            <text:p>6.873,19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igência a partir de 01/11/2016.</text:p>
          </table:table-cell>
          <table:table-cell table:number-columns-repeated="7" table:style-name="ce1"/>
          <table:table-cell table:number-columns-repeated="16376"/>
        </table:table-row>
        <table:table-row table:number-rows-repeated="10484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(</number:text>
      <number:number number:decimal-places="2" number:min-integer-digits="1" number:grouping="true"/>
      <number:text>)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5"/>
  </office:styles>
  <office:automatic-styles>
    <style:page-layout style:name="pm1">
      <style:page-layout-properties fo:margin-top="0.31496062992126in" fo:margin-bottom="0.31496062992126in" fo:margin-left="1.02362204724409in" fo:margin-right="0in" style:print-orientation="portrait" style:print-page-order="ttb" style:first-page-number="continue" style:scale-to="99%" style:table-centering="none" style:print="objects charts drawings"/>
      <style:header-style>
        <style:header-footer-properties fo:min-height="0.275590551181102in" fo:margin-left="1.02362204724409in" fo:margin-right="0in" fo:margin-bottom="0in"/>
      </style:header-style>
      <style:footer-style>
        <style:header-footer-properties fo:min-height="0.078740157480315in" fo:margin-left="1.02362204724409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a Lúcia da Conceição Romualdo</meta:initial-creator>
    <dc:creator>Administrador</dc:creator>
    <meta:creation-date>2016-04-29T17:32:40Z</meta:creation-date>
    <dc:date>2017-03-06T14:24:29Z</dc:date>
    <meta:print-date>2016-10-26T20:18:41Z</meta:print-date>
  </office:meta>
</office:document-meta>
</file>